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anErrorCalcu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om1</text:p>
          </table:table-cell>
          <table:table-cell office:value-type="float" office:value="1.6276482835" calcext:value-type="float">
            <text:p>1,6276482835</text:p>
          </table:table-cell>
          <table:table-cell office:value-type="float" office:value="2.2675604996" calcext:value-type="float">
            <text:p>2,2675604996</text:p>
          </table:table-cell>
          <table:table-cell office:value-type="float" office:value="1.7254766587" calcext:value-type="float">
            <text:p>1,7254766587</text:p>
          </table:table-cell>
          <table:table-cell office:value-type="float" office:value="1.8584632818" calcext:value-type="float">
            <text:p>1,8584632818</text:p>
          </table:table-cell>
          <table:table-cell office:value-type="float" office:value="1.4430000501" calcext:value-type="float">
            <text:p>1,4430000501</text:p>
          </table:table-cell>
          <table:table-cell/>
          <table:table-cell table:formula="of:=AVERAGE([.B2:.G2])" office:value-type="float" office:value="1.78442975474" calcext:value-type="float">
            <text:p>1,7844297547</text:p>
          </table:table-cell>
        </table:table-row>
        <table:table-row table:style-name="ro1">
          <table:table-cell office:value-type="string" calcext:value-type="string">
            <text:p>Room2</text:p>
          </table:table-cell>
          <table:table-cell office:value-type="float" office:value="3.3103211204" calcext:value-type="float">
            <text:p>3,3103211204</text:p>
          </table:table-cell>
          <table:table-cell office:value-type="float" office:value="3.5874752915" calcext:value-type="float">
            <text:p>3,5874752915</text:p>
          </table:table-cell>
          <table:table-cell office:value-type="float" office:value="3.6957966933" calcext:value-type="float">
            <text:p>3,6957966933</text:p>
          </table:table-cell>
          <table:table-cell office:value-type="float" office:value="1.2428810236" calcext:value-type="float">
            <text:p>1,2428810236</text:p>
          </table:table-cell>
          <table:table-cell table:number-columns-repeated="2"/>
          <table:table-cell table:formula="of:=AVERAGE([.B3:.G3])" office:value-type="float" office:value="2.9591185322" calcext:value-type="float">
            <text:p>2,9591185322</text:p>
          </table:table-cell>
        </table:table-row>
        <table:table-row table:style-name="ro1">
          <table:table-cell office:value-type="string" calcext:value-type="string">
            <text:p>Room3</text:p>
          </table:table-cell>
          <table:table-cell office:value-type="float" office:value="1.4711696345" calcext:value-type="float">
            <text:p>1,4711696345</text:p>
          </table:table-cell>
          <table:table-cell office:value-type="float" office:value="10.0117064647" calcext:value-type="float">
            <text:p>10,0117064647</text:p>
          </table:table-cell>
          <table:table-cell office:value-type="float" office:value="10.4400038088" calcext:value-type="float">
            <text:p>10,4400038088</text:p>
          </table:table-cell>
          <table:table-cell table:number-columns-repeated="3"/>
          <table:table-cell table:formula="of:=AVERAGE([.B4:.G4])" office:value-type="float" office:value="7.307626636" calcext:value-type="float">
            <text:p>7,307626636</text:p>
          </table:table-cell>
        </table:table-row>
        <table:table-row table:style-name="ro1">
          <table:table-cell office:value-type="string" calcext:value-type="string">
            <text:p>Room4</text:p>
          </table:table-cell>
          <table:table-cell office:value-type="float" office:value="2.2991953599" calcext:value-type="float">
            <text:p>2,2991953599</text:p>
          </table:table-cell>
          <table:table-cell office:value-type="float" office:value="1.7983970178" calcext:value-type="float">
            <text:p>1,7983970178</text:p>
          </table:table-cell>
          <table:table-cell office:value-type="float" office:value="1.7349179938" calcext:value-type="float">
            <text:p>1,7349179938</text:p>
          </table:table-cell>
          <table:table-cell table:number-columns-repeated="3"/>
          <table:table-cell table:formula="of:=AVERAGE([.B5:.G5])" office:value-type="float" office:value="1.94417012383333" calcext:value-type="float">
            <text:p>1,9441701238</text:p>
          </table:table-cell>
        </table:table-row>
        <table:table-row table:style-name="ro1">
          <table:table-cell office:value-type="string" calcext:value-type="string">
            <text:p>Room4</text:p>
          </table:table-cell>
          <table:table-cell office:value-type="float" office:value="1.2772680631" calcext:value-type="float">
            <text:p>1,2772680631</text:p>
          </table:table-cell>
          <table:table-cell office:value-type="float" office:value="1.1564852339" calcext:value-type="float">
            <text:p>1,1564852339</text:p>
          </table:table-cell>
          <table:table-cell office:value-type="float" office:value="1.2144739807" calcext:value-type="float">
            <text:p>1,2144739807</text:p>
          </table:table-cell>
          <table:table-cell table:number-columns-repeated="3"/>
          <table:table-cell table:formula="of:=AVERAGE([.B6:.G6])" office:value-type="float" office:value="1.21607575923333" calcext:value-type="float">
            <text:p>1,2160757592</text:p>
          </table:table-cell>
        </table:table-row>
        <table:table-row table:style-name="ro1">
          <table:table-cell office:value-type="string" calcext:value-type="string">
            <text:p>Room4</text:p>
          </table:table-cell>
          <table:table-cell office:value-type="float" office:value="3.2118394554" calcext:value-type="float">
            <text:p>3,2118394554</text:p>
          </table:table-cell>
          <table:table-cell office:value-type="float" office:value="2.9600348505" calcext:value-type="float">
            <text:p>2,9600348505</text:p>
          </table:table-cell>
          <table:table-cell office:value-type="float" office:value="2.8966640131" calcext:value-type="float">
            <text:p>2,8966640131</text:p>
          </table:table-cell>
          <table:table-cell table:number-columns-repeated="3"/>
          <table:table-cell table:formula="of:=AVERAGE([.B7:.G7])" office:value-type="float" office:value="3.02284610633333" calcext:value-type="float">
            <text:p>3,02284610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AVERAGE([.B2:.F7])" office:value-type="float" office:value="2.91575137041429" calcext:value-type="float">
            <text:p>2,9157513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6:16:51.982000000</dc:date>
    <meta:editing-duration>PT57S</meta:editing-duration>
    <meta:editing-cycles>1</meta:editing-cycles>
    <meta:document-statistic meta:table-count="1" meta:cell-count="35" meta:object-count="0"/>
    <meta:generator>LibreOffice/5.0.3.2$Windows_x86 LibreOffice_project/e5f16313668ac592c1bfb310f4390624e3dbfb75</meta:generator>
  </office:meta>
</office:document-meta>
</file>